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Value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FactoryImpl.create( InputStream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ValueFactoryImpl.create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Factory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ge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ValueImpl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eQ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Impl.QValueImpl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QValue.BinaryQValue( InputStream in , boolean tem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QValueFactoryImpl.create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ValueFactoryImpl.QValue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naryQ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BinaryQValu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aryQValue.spool(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inaryQ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getCalend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Valu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Impl.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inaryQ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QValue.writeObject( ObjectOutputStream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ValueFactoryImpl.creat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Impl.QValueImpl( Path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Impl.QValueImpl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FactoryImpl.computeAutoValues( QPropertyDefinition propertyDefini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ValueImpl.QValueImpl( String valu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QValue.discar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ValueImpl.getLo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eQValu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ValueImpl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ValueFactoryImpl.create( Calendar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inaryQValue.get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inaryQValue.get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ValueFactoryImpl.create( Fi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ValueFactoryImpl.create( Path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ValueImpl.QValueImpl( Object valu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Impl.getPa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inaryQ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FactoryImpl.create( String value , int typ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ateQValue.DateQ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QValu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ValueImpl.getCalenda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ValueImpl.getBool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QValue.readObject( ObjectInputStream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inaryQValue.get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aryQValu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ValueFactoryImpl.create( byte [ ]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ValueImpl.QValueImpl( Nam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Impl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BinaryQValue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Value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QValue.BinaryQValue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ValueImpl.getDou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ValueImpl.QValueImp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ValueImpl.ge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ValueFactoryImpl.create( Nam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Q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